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otted_20__28_var_29_" svg:stroke-color="#ff420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ff0000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88cm" svg:height="9.007cm" svg:x="36.929cm" svg:y="5.4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26.162cm" svg:height="9.906cm" svg:x="2.27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811cm" svg:height="9.017cm" svg:x="2.778cm" svg:y="1.63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827cm" svg:height="9.017cm" svg:x="15.224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064cm" svg:height="1.524cm" svg:x="2.905cm" svg:y="6.107cm">
          <text:p text:style-name="P1">Store in array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286cm" svg:height="1.397cm" svg:x="7.35cm" svg:y="3.032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075cm" svg:height="1.397cm" svg:x="11.16cm" svg:y="6.207cm">
          <text:p text:style-name="P1">Validat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636cm" svg:y1="3.73cm" svg:x2="12.697cm" svg:y2="6.207cm" draw:start-shape="id1" draw:start-glue-point="1" draw:end-shape="id2" draw:end-glue-point="0" svg:d="M9636 3730h3061v2477" svg:viewBox="0 0 3062 2478">
          <text:p/>
        </draw:connector>
        <draw:connector draw:style-name="gr4" draw:text-style-name="P1" xml:id="id4" draw:id="id4" draw:layer="layout" svg:x1="11.16cm" svg:y1="6.905cm" svg:x2="8.493cm" svg:y2="4.429cm" draw:start-shape="id2" draw:start-glue-point="3" draw:end-shape="id1" draw:end-glue-point="2" svg:d="M11160 6905h-2667v-2476" svg:viewBox="0 0 2668 2477">
          <text:p/>
        </draw:connector>
        <draw:connector draw:style-name="gr4" draw:text-style-name="P1" draw:layer="layout" svg:x1="4.937cm" svg:y1="6.107cm" svg:x2="7.35cm" svg:y2="3.73cm" draw:start-shape="id3" draw:start-glue-point="0" draw:end-shape="id1" draw:end-glue-point="3" svg:d="M4937 6107v-2377h2413" svg:viewBox="0 0 2414 2378">
          <text:p/>
        </draw:connector>
        <draw:frame draw:style-name="gr5" draw:layer="layout" svg:width="1.857cm" svg:height="1.016cm" svg:x="6.89cm" svg:y="7.096cm">
          <draw:text-box>
            <text:p>Valid</text:p>
          </draw:text-box>
        </draw:frame>
        <draw:frame draw:style-name="gr6" draw:layer="layout" svg:width="2.331cm" svg:height="0.962cm" svg:x="8.366cm" svg:y="5.318cm">
          <draw:text-box>
            <text:p>Invalid</text:p>
          </draw:text-box>
        </draw:frame>
        <draw:connector draw:style-name="gr4" draw:text-style-name="P1" draw:layer="layout" draw:line-skew="-0.307cm" svg:x1="8.493cm" svg:y1="6.905cm" svg:x2="6.969cm" svg:y2="6.869cm" draw:start-shape="id4" draw:start-glue-point="0" draw:end-shape="id3" draw:end-glue-point="1" svg:d="M8493 6905h-1143v-36h-381" svg:viewBox="0 0 1525 37">
          <text:p/>
        </draw:connector>
        <draw:custom-shape draw:style-name="gr3" draw:text-style-name="P1" xml:id="id5" draw:id="id5" draw:layer="layout" svg:width="3.683cm" svg:height="1.397cm" svg:x="15.859cm" svg:y="3.54cm">
          <text:p text:style-name="P1">Get array[0]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445cm" svg:height="1.397cm" svg:x="21.574cm" svg:y="4.937cm">
          <text:p text:style-name="P1">Send to ser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461cm" svg:height="1.397cm" svg:x="21.574cm" svg:y="2.905cm">
          <text:p text:style-name="P1">Wait for thread1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4.445cm" svg:height="1.397cm" svg:x="23.225cm" svg:y="7.35cm">
          <text:p text:style-name="P1">Delete array[0]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.572cm" svg:height="1.397cm" svg:x="17.383cm" svg:y="8.112cm">
          <text:p text:style-name="P1">Listen to server</text:p>
          <draw:enhanced-geometry svg:viewBox="0 0 21600 21600" draw:type="rectangle" draw:enhanced-path="M 0 0 L 21600 0 21600 21600 0 21600 0 0 Z N"/>
        </draw:custom-shape>
        <draw:connector draw:style-name="gr4" draw:text-style-name="P1" xml:id="id7" draw:id="id7" draw:layer="layout" svg:x1="19.542cm" svg:y1="4.238cm" svg:x2="21.574cm" svg:y2="3.603cm" draw:start-shape="id5" draw:start-glue-point="1" draw:end-shape="id6" draw:end-glue-point="3" svg:d="M19542 4238h1015v-635h1017" svg:viewBox="0 0 2033 636">
          <text:p/>
        </draw:connector>
        <draw:connector draw:style-name="gr4" draw:text-style-name="P1" draw:layer="layout" svg:x1="20.557cm" svg:y1="3.92cm" svg:x2="21.574cm" svg:y2="5.635cm" draw:start-shape="id7" draw:start-glue-point="0" draw:end-shape="id8" draw:end-glue-point="3" svg:d="M20557 3920v1715h1017" svg:viewBox="0 0 1018 1716">
          <text:p/>
        </draw:connector>
        <draw:frame draw:style-name="gr6" draw:layer="layout" svg:width="2.195cm" svg:height="0.962cm" svg:x="18.526cm" svg:y="4.937cm">
          <draw:text-box>
            <text:p>Exists</text:p>
          </draw:text-box>
        </draw:frame>
        <draw:frame draw:style-name="gr6" draw:layer="layout" svg:width="3.36cm" svg:height="0.962cm" svg:x="18.468cm" svg:y="2.651cm">
          <draw:text-box>
            <text:p>Not Exists</text:p>
          </draw:text-box>
        </draw:frame>
        <draw:connector draw:style-name="gr4" draw:text-style-name="P1" draw:layer="layout" svg:x1="27.035cm" svg:y1="3.603cm" svg:x2="17.7cm" svg:y2="3.54cm" draw:start-shape="id6" draw:start-glue-point="1" draw:end-shape="id5" draw:end-glue-point="0" svg:d="M27035 3603h500v-1200h-9835v1137" svg:viewBox="0 0 9836 1201">
          <text:p/>
        </draw:connector>
        <draw:connector draw:style-name="gr4" draw:text-style-name="P1" draw:layer="layout" draw:line-skew="0.389cm" svg:x1="26.019cm" svg:y1="5.635cm" svg:x2="25.447cm" svg:y2="7.35cm" draw:start-shape="id8" draw:start-glue-point="1" draw:end-shape="id9" draw:end-glue-point="0" svg:d="M26019 5635h889v1206h-1461v509" svg:viewBox="0 0 1462 1716">
          <text:p/>
        </draw:connector>
        <draw:connector draw:style-name="gr4" draw:text-style-name="P1" draw:layer="layout" svg:x1="23.225cm" svg:y1="8.048cm" svg:x2="21.955cm" svg:y2="8.81cm" draw:start-shape="id9" draw:start-glue-point="3" draw:end-shape="id10" draw:end-glue-point="1" svg:d="M23225 8048h-635v762h-635" svg:viewBox="0 0 1271 763">
          <text:p/>
        </draw:connector>
        <draw:connector draw:style-name="gr4" draw:text-style-name="P1" draw:layer="layout" draw:line-skew="0cm -0.698cm" svg:x1="17.383cm" svg:y1="8.81cm" svg:x2="17.7cm" svg:y2="4.937cm" draw:start-shape="id10" draw:start-glue-point="3" draw:end-shape="id5" draw:end-glue-point="2" svg:d="M17383 8810h-501v-2984h818v-889" svg:viewBox="0 0 819 3874">
          <text:p/>
        </draw:connector>
        <draw:connector draw:style-name="gr4" draw:text-style-name="P1" draw:layer="layout" svg:x1="17.383cm" svg:y1="8.81cm" svg:x2="19.669cm" svg:y2="8.112cm" draw:start-shape="id10" draw:start-glue-point="3" draw:end-shape="id10" draw:end-glue-point="0" svg:d="M17383 8810h-501v-1200h2787v502" svg:viewBox="0 0 2788 1201">
          <text:p/>
        </draw:connector>
        <draw:frame draw:style-name="gr6" draw:layer="layout" svg:width="2.614cm" svg:height="0.962cm" svg:x="17.764cm" svg:y="6.715cm">
          <draw:text-box>
            <text:p>Not 'go'</text:p>
          </draw:text-box>
        </draw:frame>
        <draw:frame draw:style-name="gr6" draw:text-style-name="P2" draw:layer="layout" svg:width="4.041cm" svg:height="0.806cm" draw:transform="rotate (1.56590940488931) translate (15.922cm 8.743cm)">
          <draw:text-box>
            <text:p text:style-name="P2"><text:span text:style-name="T1">Response = 'go'</text:span></text:p>
          </draw:text-box>
        </draw:frame>
        <draw:frame draw:style-name="gr5" draw:text-style-name="P3" draw:layer="layout" svg:width="3.461cm" svg:height="1.016cm" svg:x="6.715cm" svg:y="9.382cm">
          <draw:text-box>
            <text:p><text:span text:style-name="T2">THREAD1</text:span></text:p>
          </draw:text-box>
        </draw:frame>
        <draw:frame draw:style-name="gr5" draw:text-style-name="P3" draw:layer="layout" svg:width="3.461cm" svg:height="1.016cm" svg:x="20.304cm" svg:y="9.636cm">
          <draw:text-box>
            <text:p><text:span text:style-name="T2">THREAD2</text:span></text:p>
          </draw:text-box>
        </draw:frame>
        <draw:connector draw:style-name="gr7" draw:text-style-name="P1" draw:layer="layout" draw:line-skew="-0.007cm" svg:x1="2.905cm" svg:y1="6.869cm" svg:x2="15.859cm" svg:y2="4.238cm" draw:start-shape="id3" draw:start-glue-point="3" draw:end-shape="id5" draw:end-glue-point="3" svg:d="M2905 6869h-508v-2631h13462" svg:viewBox="0 0 13463 2632">
          <text:p/>
        </draw:connector>
        <draw:custom-shape draw:style-name="gr3" draw:text-style-name="P1" draw:layer="layout" svg:width="22.606cm" svg:height="8.001cm" draw:transform="skewX (0.00314159265358979) rotate (0.00314159265358979) translate (4.346cm 11.668cm)">
          <text:p text:style-name="P1"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08cm" svg:height="1.204cm" draw:transform="rotate (1.57323978774769) translate (1.018cm 7.588cm)">
          <draw:text-box>
            <text:p><text:span text:style-name="T3">CLIENT</text:span></text:p>
          </draw:text-box>
        </draw:frame>
        <draw:frame draw:style-name="gr6" draw:text-style-name="P4" draw:layer="layout" svg:width="3.956cm" svg:height="1.204cm" draw:transform="rotate (1.57236712312169) translate (2.963cm 17.419cm)">
          <draw:text-box>
            <text:p><text:span text:style-name="T3">SERVER</text:span></text:p>
          </draw:text-box>
        </draw:frame>
        <draw:custom-shape draw:style-name="gr3" draw:text-style-name="P1" xml:id="id15" draw:id="id15" draw:layer="layout" svg:width="4.572cm" svg:height="2.286cm" svg:x="5.489cm" svg:y="13.065cm">
          <text:p text:style-name="P1">Server says 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4.318cm" svg:height="1.27cm" svg:x="10.95cm" svg:y="13.573cm">
          <text:p text:style-name="P1">Get response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5.207cm" svg:height="1.27cm" svg:x="16.284cm" svg:y="13.573cm">
          <text:p text:style-name="P1">Handle response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5.207cm" svg:height="1.27cm" svg:x="16.284cm" svg:y="16.875cm">
          <text:p text:style-name="P1">Get next robo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2.731cm" svg:x1="23.796cm" svg:y1="6.334cm" svg:x2="13.109cm" svg:y2="13.573cm" draw:start-shape="id8" draw:start-glue-point="2" draw:end-shape="id11" draw:end-glue-point="0" svg:d="M23796 6334v6350h-10687v889" svg:viewBox="0 0 10688 7240">
          <text:p/>
        </draw:connector>
        <draw:connector draw:style-name="gr4" draw:text-style-name="P1" xml:id="id14" draw:id="id14" draw:layer="layout" svg:x1="18.887cm" svg:y1="14.843cm" svg:x2="18.887cm" svg:y2="16.875cm" draw:start-shape="id12" draw:start-glue-point="2" draw:end-shape="id13" draw:end-glue-point="0" svg:d="M18887 14843v2032" svg:viewBox="0 0 1 2033">
          <text:p/>
        </draw:connector>
        <draw:connector draw:style-name="gr4" draw:text-style-name="P1" draw:layer="layout" svg:x1="18.887cm" svg:y1="15.859cm" svg:x2="7.775cm" svg:y2="15.351cm" draw:start-shape="id14" draw:start-glue-point="0" draw:end-shape="id15" draw:end-glue-point="8" svg:d="M18887 15859h-11112v-508" svg:viewBox="0 0 11113 509">
          <text:p/>
        </draw:connector>
        <draw:frame draw:style-name="gr8" draw:layer="layout" svg:width="1.857cm" svg:height="0.962cm" svg:x="18.999cm" svg:y="15.786cm">
          <draw:text-box>
            <text:p>Valid</text:p>
          </draw:text-box>
        </draw:frame>
        <draw:frame draw:style-name="gr8" draw:layer="layout" svg:width="3.021cm" svg:height="0.962cm" svg:x="15.903cm" svg:y="14.97cm">
          <draw:text-box>
            <text:p>Not Valid</text:p>
          </draw:text-box>
        </draw:frame>
        <draw:connector draw:style-name="gr4" draw:text-style-name="P1" draw:layer="layout" draw:line-skew="-0.388cm" svg:x1="16.284cm" svg:y1="17.51cm" svg:x2="5.489cm" svg:y2="14.208cm" draw:start-shape="id13" draw:start-glue-point="3" draw:end-shape="id15" draw:end-glue-point="6" svg:d="M16284 17510h-11684v-3302h889" svg:viewBox="0 0 11685 3303">
          <text:p/>
        </draw:connector>
        <draw:connector draw:style-name="gr4" draw:text-style-name="P1" draw:layer="layout" svg:x1="10.061cm" svg:y1="14.208cm" svg:x2="10.95cm" svg:y2="14.208cm" draw:start-shape="id15" draw:start-glue-point="10" draw:end-shape="id11" draw:end-glue-point="3" svg:d="M10061 14208h889" svg:viewBox="0 0 890 1">
          <text:p/>
        </draw:connector>
        <draw:connector draw:style-name="gr4" draw:text-style-name="P1" draw:layer="layout" svg:x1="15.268cm" svg:y1="14.208cm" svg:x2="16.284cm" svg:y2="14.208cm" draw:start-shape="id11" draw:start-glue-point="1" draw:end-shape="id12" draw:end-glue-point="3" svg:d="M15268 14208h1016" svg:viewBox="0 0 1017 1">
          <text:p/>
        </draw:connector>
        <draw:connector draw:style-name="gr4" draw:text-style-name="P1" draw:layer="layout" draw:line-skew="0.127cm" svg:x1="7.775cm" svg:y1="13.065cm" svg:x2="19.669cm" svg:y2="9.509cm" draw:start-shape="id15" draw:start-glue-point="4" draw:end-shape="id10" svg:d="M7775 13065v-1651h11894v-1905" svg:viewBox="0 0 11895 35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4:19:35.810361746</meta:creation-date>
    <dc:date>2018-05-02T14:46:34.792921209</dc:date>
    <meta:editing-duration>PT11M31S</meta:editing-duration>
    <meta:editing-cycles>7</meta:editing-cycles>
    <meta:generator>LibreOffice/4.2.8.2$Linux_X86_64 LibreOffice_project/420m0$Build-2</meta:generator>
    <meta:document-statistic meta:object-count="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8cm" xlink:href="." xlink:type="simple" chart:class="chart:bar" chart:style-name="ch1">
        <chart:plot-area chart:style-name="ch2" chart:data-source-has-labels="both" svg:x="0.319cm" svg:y="0.18cm" svg:width="15.351cm" svg:height="8.648cm">
          <chartooo:coordinate-region svg:x="0.94cm" svg:y="0.379cm" svg:width="14.73cm" svg:height="7.80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